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122.98mm" svg:x="141.79mm" svg:y="4.76mm">
            <draw:object draw:notify-on-update-of-ranges="Sheet1.B5:Sheet1.B27 Sheet1.C5:Sheet1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4mm" svg:x="141.71mm" svg:y="144.76mm">
            <draw:object draw:notify-on-update-of-ranges="Sheet1.B30:Sheet1.B55 Sheet1.C30:Sheet1.C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LY only chases last seen 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X, Ran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ege SLY: 8901 MRX: 1099 ERRORS: 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67" calcext:value-type="float">
            <text:p>667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SLY only chases last seen 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x max distance to S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ege SLY: 260 MRX: 740 ERRORS: 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g 11.000 Rou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.00.0000</text:date>, <text:time style:data-style-name="N2" text:time-value="11:34:25.563641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17T00:34:31.486173439</meta:creation-date>
    <dc:date>2021-08-17T11:38:15.962822661</dc:date>
    <meta:editing-duration>PT10M29S</meta:editing-duration>
    <meta:editing-cycles>5</meta:editing-cycles>
    <meta:generator>LibreOffice/7.1.5.2$Linux_X86_64 LibreOffice_project/c18cfcb0f8824ad4ef2fc2ec0bd004713f8a9d14</meta:generator>
    <meta:document-statistic meta:table-count="1" meta:cell-count="9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2.299cm" xlink:href=".." xlink:type="simple" chart:class="chart:bar" chart:style-name="ch1">
        <chart:plot-area chart:style-name="ch2" table:cell-range-address="Sheet1.B5:Sheet1.C27" chart:data-source-has-labels="row" svg:x="0.176cm" svg:y="-0.198cm" svg:width="12.573cm" svg:height="12.104cm">
          <chart:coordinate-region svg:x="1.168cm" svg:y="0cm" svg:width="11.581cm" svg:height="11.25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27" chart:label-cell-address="Sheet1.B5:Sheet1.B27" chart:class="chart:ba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/>
                  </text:list-item>
                </text:list>
                <draw:g>
                  <svg:desc>Sheet1.B5:Sheet1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5">
                <text:p>355</text:p>
                <draw:g>
                  <svg:desc>Sheet1.C5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5.2$Linux_X86_64 LibreOffice_project/c18cfcb0f8824ad4ef2fc2ec0bd004713f8a9d14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plot-area chart:style-name="ch2" table:cell-range-address="Sheet1.B30:Sheet1.C55" chart:data-source-has-labels="row" svg:x="0.319cm" svg:y="0.18cm" svg:width="15.351cm" svg:height="8.645cm">
          <chart:coordinate-region svg:x="1.126cm" svg:y="0.379cm" svg:width="14.544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0:Sheet1.C55" chart:label-cell-address="Sheet1.B30:Sheet1.B55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ege SLY: 260 MRX: 740 ERRORS: 0 1 2 3 4 5 6 7 8 9 10 11 12 13 14 15 16 17 18 19 20 21 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Siege SLY: 260 MRX: 740 ERRORS: 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Sheet1.B30:Sheet1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30:Sheet1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5.2$Linux_X86_64 LibreOffice_project/c18cfcb0f8824ad4ef2fc2ec0bd004713f8a9d14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